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normal" fo:background-color="#ffff00" style:font-weight-asian="normal" style:font-weight-complex="normal"/>
    </style:style>
    <style:style style:name="P2" style:family="paragraph" style:parent-style-name="Standard" style:list-style-name="L1">
      <style:text-properties fo:language="ru" fo:country="RU" fo:font-weight="bold" fo:background-color="#ffff00" style:font-weight-asian="bold" style:font-weight-complex="bold"/>
    </style:style>
    <style:style style:name="P3" style:family="paragraph" style:parent-style-name="Standard" style:list-style-name="L3">
      <style:text-properties fo:language="ru" fo:country="RU" fo:font-weight="bold" style:font-weight-asian="bold" style:font-weight-complex="bold"/>
    </style:style>
    <style:style style:name="P4" style:family="paragraph" style:parent-style-name="Standard" style:list-style-name="L3">
      <style:text-properties fo:language="ru" fo:country="RU" fo:font-weight="bold" fo:background-color="transparent" style:font-weight-asian="bold" style:font-weight-complex="bold"/>
    </style:style>
    <style:style style:name="P5" style:family="paragraph" style:parent-style-name="Standard" style:list-style-name="L2">
      <style:text-properties fo:language="ru" fo:country="RU" fo:background-color="#ffff00"/>
    </style:style>
    <style:style style:name="P6" style:family="paragraph" style:parent-style-name="Standard" style:list-style-name="L3">
      <style:text-properties fo:language="ru" fo:country="RU" fo:background-color="#ffff00"/>
    </style:style>
    <style:style style:name="P7" style:family="paragraph" style:parent-style-name="Standard" style:list-style-name="L2">
      <style:text-properties fo:language="ru" fo:country="RU"/>
    </style:style>
    <style:style style:name="P8" style:family="paragraph" style:parent-style-name="Standard" style:list-style-name="L3">
      <style:text-properties fo:language="ru" fo:country="RU"/>
    </style:style>
    <style:style style:name="P9" style:family="paragraph" style:parent-style-name="Standard" style:list-style-name="L3">
      <style:text-properties fo:language="ru" fo:country="RU" fo:font-weight="normal" fo:background-color="#ffff00" style:font-weight-asian="normal" style:font-weight-complex="normal"/>
    </style:style>
    <style:style style:name="P10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fo:color="#000000" fo:language="ru" fo:country="RU" fo:background-color="#ffff00"/>
    </style:style>
    <style:style style:name="P13" style:family="paragraph" style:parent-style-name="Standard" style:list-style-name="L3">
      <style:text-properties fo:background-color="#ffff00"/>
    </style:style>
    <style:style style:name="P14" style:family="paragraph" style:parent-style-name="Standard" style:list-style-name="L3">
      <style:text-properties fo:font-weight="normal" fo:background-color="#ffff00" style:font-weight-asian="normal" style:font-weight-complex="normal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background-color="#ff0000"/>
    </style:style>
    <style:style style:name="T6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97228751" text:style-name="L1">
        <text:list-item>
          <text:p text:style-name="P2"><text:s/>Архітектура комп’ютерних систем </text:p>
        </text:list-item>
      </text:list>
      <text:list xml:id="list531268568" text:style-name="L2">
        <text:list-item>
          <text:p text:style-name="P5">Аналогові та цифрові ЕОМ. Архітектура<text:span text:style-name="T1"> фон Неймана </text:span>та Гарвардська архітектура. Багаторівнева організація обчислювальних систем. Архітектура процесора. Особливості RISC і CISC процесорів.</text:p>
        </text:list-item>
        <text:list-item>
          <text:p text:style-name="P5">Представлення чисел в ЕОМ. Правила <text:span text:style-name="T1">Двійкової арифметики.</text:span> Формати з фіксованою і плаваючою крапкою (комою). Діапазон і точність представлюваних чисел. </text:p>
        </text:list-item>
        <text:list-item>
          <text:p text:style-name="P5">Паралелізм на рівна команд <text:span text:style-name="T1">(конвеєри)</text:span>. Приклад 5-ти стадійного конвеєра. Параметри ефективності конвеєра. Суперскалярна архітектура комп’ютерів. Приклад – процесор Intel Pentium. Сучасне поняття суперскалярної архітектури.</text:p>
          <text:p text:style-name="P7"/>
        </text:list-item>
      </text:list>
      <text:list xml:id="list1033189026" text:style-name="L3">
        <text:list-item>
          <text:list>
            <text:list-item>
              <text:list>
                <text:list-item>
                  <text:p text:style-name="P3">Операційні системи</text:p>
                  <text:list>
                    <text:list-item>
                      <text:p text:style-name="P6"><text:s/><text:span text:style-name="T1">Типи ядер</text:span> операційних систем: монолітне, модульне, гібридне, мікроякдро, наноядро, екзоядро. Приклади ОС з різними ядрами. </text:p>
                    </text:list-item>
                    <text:list-item>
                      <text:p text:style-name="P6"><text:span text:style-name="T1">Процеси і потоки:</text:span> означення, моделі, схеми багатопотоковості, опис процесів і потоків у системі. Приклади реалізації у різних ОС (Linux, Windows). </text:p>
                    </text:list-item>
                    <text:list-item>
                      <text:p text:style-name="P6">Стани потоків і <text:span text:style-name="T1">переходи між станами</text:span>, завдання і алгоритми планування процесів (потоків). Приклади реалізації у різних ОС (Linux, Windows). </text:p>
                    </text:list-item>
                    <text:list-item>
                      <text:p text:style-name="P6"><text:span text:style-name="T1">Керування пам’яттю:</text:span> завдання, методи розподілу пам’яті, віртуальна пам'ять. Сегментний і сторінковий розподіл пам’яті у процесорах х86. </text:p>
                    </text:list-item>
                    <text:list-item>
                      <text:p text:style-name="P6">Організація пристроїв введення-виведення. Контролер, драйвер, оброблення переривань. <text:span text:style-name="T1">Драйвери в Linux і Windows</text:span>.</text:p>
                    </text:list-item>
                    <text:list-item>
                      <text:p text:style-name="P6"><text:span text:style-name="T1">Файлові системи</text:span>: визначення, атрибути файлів, опис розміщення файлів на диску. Приклади файлових систем (FAT32, NTFS, ext2/3). </text:p>
                    </text:list-item>
                    <text:list-item>
                      <text:p text:style-name="P6"><text:span text:style-name="T1">Об'єкти ядер ОС.</text:span> Мьютекси, критичні секції, семафори, файлмеппінги. Приклади для Linux та Windows. </text:p>
                      <text:p text:style-name="P8"/>
                    </text:list-item>
                  </text:list>
                </text:list-item>
                <text:list-item>
                  <text:p text:style-name="P3">Інформаційно-комунікаційні системи 1. Бази даних та інформаційні системи</text:p>
                  <text:list>
                    <text:list-item>
                      <text:p text:style-name="P6">Реляційна модель даних <text:span text:style-name="T1">(РМД</text:span>). Структуризація даних в РМД. Обмеження цілісності. Функціональні залежності в РМД. Декомпозиція відносин за функціональними залежностями. </text:p>
                    </text:list-item>
                    <text:list-item>
                      <text:p text:style-name="P6">Теоретико-множинні<text:span text:style-name="T1"> операції реляційної алгебри. </text:span>Спеціальні операції реляційної алгебри. Пріоритет операцій реляційної алгебри. </text:p>
                    </text:list-item>
                    <text:list-item>
                      <text:p text:style-name="P6">А<text:span text:style-name="T1">номалії виконання операцій</text:span> при некоректній схемі БД. Поняття нормалізації відношень. Типи нормальних форм </text:p>
                    </text:list-item>
                    <text:list-item>
                      <text:p text:style-name="P6"><text:span text:style-name="T1">Етапи проектування</text:span> реляційної бази даних. Модель сутність-зв'язок: основні поняття і властивості. Перетворення моделі сутність-зв'язок в реляційну схему БД. </text:p>
                    </text:list-item>
                    <text:list-item>
                      <text:p text:style-name="P6"><text:span text:style-name="T1">Мова SQL.</text:span> Типи даних. Команди категорій DDL і DML. З'єднання таблиць. Агрегатні функції. Групування результатів запитів. Вкладені запити. </text:p>
                    </text:list-item>
                    <text:list-item>
                      <text:p text:style-name="P12"><text:span text:style-name="T1">Індексування даних. </text:span>Види індексів. Індекси типу В – дерева </text:p>
                    </text:list-item>
                    <text:list-item>
                      <text:p text:style-name="P6"><text:span text:style-name="T1">Транзакція</text:span> як механізм забезпечення <text:span text:style-name="T3">несуперечності даних. </text:span>Властивості транзакції <text:s/></text:p>
                    </text:list-item>
                    <text:list-item>
                      <text:p text:style-name="P6"><text:span text:style-name="T1">Захист даних в БД </text:span>від несанкціонованого доступу. Основні механізмі захисту в БД: автентифікація, керування доступом, реєстрація і аудит. </text:p>
                    </text:list-item>
                  </text:list>
                </text:list-item>
                <text:list-item>
                  <text:p text:style-name="P3">Інформаційно-комунікаційні системи 2. Комп’ютерні мережі</text:p>
                  <text:list>
                    <text:list-item>
                      <text:p text:style-name="P9">Модель взаємодії <text:span text:style-name="T1">відкритих систем.</text:span> Завдання кожного з рівнів. </text:p>
                    </text:list-item>
                    <text:list-item>
                      <text:p text:style-name="P9"><text:span text:style-name="T1">Канальний рівень моделі </text:span>взаємодії відкритих систем. Підрівні, їх завдання. Стандарти. </text:p>
                    </text:list-item>
                    <text:list-item>
                      <text:p text:style-name="P9"><text:span text:style-name="T1">Логічна структуризація мереж</text:span>. Віртуальні локальні мережі. Алгоритм прозорого мосту. Алгоритм і протокол STP. </text:p>
                    </text:list-item>
                    <text:list-item>
                      <text:p text:style-name="P9"><text:soft-page-break/><text:span text:style-name="T1">Маршрутизація</text:span> – завдання, принципи, протоколи. </text:p>
                    </text:list-item>
                    <text:list-item>
                      <text:p text:style-name="P9"><text:span text:style-name="T1">Стек протоколів </text:span>TCP/IP. Протокол IP. Адресація. Протоколи UDP і TCP.</text:p>
                    </text:list-item>
                  </text:list>
                </text:list-item>
                <text:list-item>
                  <text:p text:style-name="P3">Інформаційно-комунікаційні системи 3. Системи та мережі передачі інформації.</text:p>
                  <text:list>
                    <text:list-item>
                      <text:p text:style-name="P9"><text:span text:style-name="T1">Канали зв’язку та канали передавання</text:span>, основні поняття, визначення та характеристики. </text:p>
                    </text:list-item>
                    <text:list-item>
                      <text:p text:style-name="P9"><text:span text:style-name="T1">Первинна мережа</text:span>, канали та тракти систем передачі. </text:p>
                    </text:list-item>
                    <text:list-item>
                      <text:p text:style-name="P10"><text:span text:style-name="T2">Аналогові </text:span><text:span text:style-name="T4">системи передачі</text:span>. </text:p>
                    </text:list-item>
                    <text:list-item>
                      <text:p text:style-name="P9"><text:span text:style-name="T1">Цифрові </text:span>системи передачі. </text:p>
                    </text:list-item>
                    <text:list-item>
                      <text:p text:style-name="P9">Механізм утворення <text:span text:style-name="T1">мовного сигналу</text:span>, його основні властивості. </text:p>
                    </text:list-item>
                    <text:list-item>
                      <text:p text:style-name="P9">Види та <text:span text:style-name="T1">методи модуляції</text:span>. </text:p>
                    </text:list-item>
                    <text:list-item>
                      <text:p text:style-name="P9"><text:span text:style-name="T1">Кодування</text:span> форми сигналу та джерела сигналу. </text:p>
                    </text:list-item>
                    <text:list-item>
                      <text:p text:style-name="P9">Особливості кодування сигналів у <text:span text:style-name="T1">лінійних трактах</text:span> цифрових систем передачі. </text:p>
                    </text:list-item>
                    <text:list-item>
                      <text:p text:style-name="P9"><text:span text:style-name="T1">Вокодери</text:span>: принцип дії, основні види. </text:p>
                    </text:list-item>
                    <text:list-item>
                      <text:p text:style-name="P9"><text:span text:style-name="T1">Мобільний зв’язок</text:span>. </text:p>
                    </text:list-item>
                    <text:list-item>
                      <text:p text:style-name="P9">Принципи багатоканальної передачі сигналів, к<text:span text:style-name="T1">одове розділення каналів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06534529" text:continue-numbering="true" text:style-name="L3">
        <text:list-item>
          <text:list>
            <text:list-item>
              <text:list>
                <text:list-item>
                  <text:p text:style-name="P4">Технології програмування</text:p>
                  <text:list>
                    <text:list-item>
                      <text:p text:style-name="P13">Функції в С++. Прототипи. Передача параметрів за замовчуванням. Перевантаження.</text:p>
                    </text:list-item>
                    <text:list-item>
                      <text:p text:style-name="P13">Основні властивості ООП.</text:p>
                    </text:list-item>
                    <text:list-item>
                      <text:p text:style-name="P13">Одиночне та множинне успадкування. Типи за специфікатором доступу. <text:s/></text:p>
                    </text:list-item>
                    <text:list-item>
                      <text:p text:style-name="P13">Поліморфізм та його реалізація в С++. Абстрактний клас. Віртуальні функції. </text:p>
                    </text:list-item>
                    <text:list-item>
                      <text:p text:style-name="P11"><text:span text:style-name="T5">Архітектурні шаблони web-додатків</text:span>. </text:p>
                    </text:list-item>
                    <text:list-item>
                      <text:p text:style-name="P13">Порівняльний аналіз структурного та об’єктно-орієнтованого підходів до програмування.</text:p>
                    </text:list-item>
                  </text:list>
                </text:list-item>
                <text:list-item>
                  <text:p text:style-name="P4">Захист інформації в інформаційно-комунікаційних системах 1. Захист програмного забезпечення та даних.</text:p>
                  <text:list>
                    <text:list-item>
                      <text:p text:style-name="P14">Основні види вразливостей програмного забезпечення. Вразливості WEB- додатків. Міжнародні класифікатори вразливостей. </text:p>
                    </text:list-item>
                    <text:list-item>
                      <text:p text:style-name="P14">Модель загроз програмного забезпечення. Етапи побудови моделі. Класифікація загроз за методикою STRIDE. Оцінка ризиків за методикою DREAD. Моделювання загроз за допомогою дерева атаки. </text:p>
                    </text:list-item>
                    <text:list-item>
                      <text:p text:style-name="P14">Загальні вимоги до механізму автентифікації додатків. Типи ідентифікаторів. Вимоги до реалізації механізму автентифікації за допомогою паролів, умов зберігання паролів. Особливості реалізації механізму автентифікації в WEB-додатках. <text:s/></text:p>
                    </text:list-item>
                    <text:list-item>
                      <text:p text:style-name="P14">Структура файлів що виконуються. Особливості ураження файлів, що виконуються комп’ютерним вірусом. Типи комп’ютерних вірусів. Особливості поліморфних вірусів. </text:p>
                    </text:list-item>
                    <text:list-item>
                      <text:p text:style-name="P14">Зловмисне програмне забезпечення типу комп’ютерний черв'як і троянський кінь: структура, методи розповсюдження. Методи виявлення. </text:p>
                    </text:list-item>
                    <text:list-item>
                      <text:p text:style-name="P14">Програмно-апаратні засоби захисту додатків від несанкціонованого використання. Методи захисту програмного забезпечення від зворотного аналізу. </text:p>
                    </text:list-item>
                    <text:list-item>
                      <text:p text:style-name="P14">Організаційні і правові методи захисту додатків від неліцензійного використання.</text:p>
                    </text:list-item>
                  </text:list>
                </text:list-item>
                <text:list-item>
                  <text:p text:style-name="P16">Захист інформації в інформаційно-комунікаційних системах 2. Безпека операційних систем та ком’ютерних мереж. </text:p>
                  <text:list>
                    <text:list-item>
                      <text:p text:style-name="P14">Модель загроз для операційної системи. Типова архітектура комплексу засобів захисту операційних систем. </text:p>
                    </text:list-item>
                    <text:list-item>
                      <text:p text:style-name="P14">Склад і архітектура засобів захисту ОС Windows. </text:p>
                    </text:list-item>
                    <text:list-item>
                      <text:p text:style-name="P14">Склад і архітектура засобів захисту OC Linux. </text:p>
                    </text:list-item>
                    <text:list-item>
                      <text:p text:style-name="P14">Критерії оцінки захищеності інформації в комп'ютерних системах від <text:soft-page-break/>несанкціонованого доступу (НД ТЗІ) </text:p>
                    </text:list-item>
                    <text:list-item>
                      <text:p text:style-name="P14">Стандарт ISO 15408 (Common Criteria) </text:p>
                    </text:list-item>
                    <text:list-item>
                      <text:p text:style-name="P14">Загрози безпеці інформації у комп'ютерних мережах, віддалені атаки. Вразливості протоколів Інтернету (ІР, ТСР, UDP, DNS). </text:p>
                    </text:list-item>
                    <text:list-item>
                      <text:p text:style-name="P14">Безпека WWW: вразливості серверного і клієнтського ПЗ. Атаки XSS. Безпека CGI-застосувань, ін’єкції, методи захисту. </text:p>
                    </text:list-item>
                    <text:list-item>
                      <text:p text:style-name="P14">Віртуальні приватні мережі (VPN). Сервіси віртуальних приватних мереж. Типи віртуальних приватних мереж. Протоколи. </text:p>
                    </text:list-item>
                  </text:list>
                </text:list-item>
                <text:list-item>
                  <text:p text:style-name="P16">Комплексні системи захисту інформації: проектування, впровадження, супровід.</text:p>
                  <text:list>
                    <text:list-item>
                      <text:p text:style-name="P14">Несанкціонований доступ (НСД) до інформації. Способи та види НСД. </text:p>
                    </text:list-item>
                    <text:list-item>
                      <text:p text:style-name="P14">Політика безпеки. Призначення і основні складові політики безпеки. </text:p>
                    </text:list-item>
                    <text:list-item>
                      <text:p text:style-name="P14">Джерела загроз, модель загроз, модель порушника. Категорії порушників. </text:p>
                    </text:list-item>
                    <text:list-item>
                      <text:p text:style-name="P14">Ідентифікація та автентифікація (ІА). Методи ІА. </text:p>
                    </text:list-item>
                    <text:list-item>
                      <text:p text:style-name="P14">Система нормативних документів України із захисту інформації. </text:p>
                    </text:list-item>
                    <text:list-item>
                      <text:p text:style-name="P14">Класифікація інформації за режимом доступу та за правовим режимом. Види інформації, захист якої гарантується державою. </text:p>
                    </text:list-item>
                    <text:list-item>
                      <text:p text:style-name="P14">Класи і категорії автоматизованих інформаційних систем. Стандартні функціональні профілі захищеності інформації, що обробляється, від несанкціонованого доступу </text:p>
                    </text:list-item>
                    <text:list-item>
                      <text:p text:style-name="P14">Етапи побудови комплексної системи захисту інформації (КСЗІ). Зміст робот, що виконуються на окремих етапах. Документи, що розробляються для кожного етапу створення КСЗІ. </text:p>
                    </text:list-item>
                    <text:list-item>
                      <text:p text:style-name="P14">Призначення і зміст робот на етапі обстеження об’єкту інформаційної діяльності </text:p>
                    </text:list-item>
                    <text:list-item>
                      <text:p text:style-name="P14">Оцінка ризиків порушення інформаційної безпеки. </text:p>
                    </text:list-item>
                    <text:list-item>
                      <text:p text:style-name="P14">Види технічних каналів витоку інформації. </text:p>
                    </text:list-item>
                    <text:list-item>
                      <text:p text:style-name="P14">Види державної експертизи КСЗІ. Види атестації комплексу ТЗІ. </text:p>
                    </text:list-item>
                    <text:list-item>
                      <text:p text:style-name="P14">Критерії оцінки захищеності інформації в комп’ютерних системах від несанкціонованого доступу. Види критеріїв, їх призначення. Рівні оцінок за критеріями. </text:p>
                    </text:list-item>
                    <text:list-item>
                      <text:p text:style-name="P14">Дискреційні моделі керування доступом. Модель HRU. Властивості моделі та теореми розв'язності задачі безпеки. Модель ТАМ та її властивості. </text:p>
                    </text:list-item>
                    <text:list-item>
                      <text:p text:style-name="P14">Модель Take-Grant. Формалізація санкціонованого отримання прав доступу та крадіжки прав доступу. Розширена модель Take-Grant. Правила де-юре та де-факто. </text:p>
                    </text:list-item>
                    <text:list-item>
                      <text:p text:style-name="P15">Моделі тематичного керування доступом. Модель решітки цінностей. Решітка MLS. </text:p>
                    </text:list-item>
                    <text:list-item>
                      <text:p text:style-name="P15">Моделі мандатного керування доступом. Властивості мандатного керування доступом. Модель Белла-ла-Падули. Основна теорема безпеки. </text:p>
                    </text:list-item>
                    <text:list-item>
                      <text:p text:style-name="P15">Проблеми мандатного керування доступом. Розвиток моделі Белла-ла- Падулы: Z-система Мак-Ліна, модель Low-Watermark. </text:p>
                    </text:list-item>
                    <text:list-item>
                      <text:p text:style-name="P15">Рольові моделі керування доступом. </text:p>
                    </text:list-item>
                    <text:list-item>
                      <text:p text:style-name="P15">Моделі забезпечення цілісності даних (Біба, Кларка-Вілсона та похідні моделі).</text:p>
                    </text:list-item>
                  </text:list>
                </text:list-item>
                <text:list-item>
                  <text:p text:style-name="P16">Системи технічного захисту інформації</text:p>
                  <text:list>
                    <text:list-item>
                      <text:p text:style-name="P14">Захист мовної інформації в системах телекомунікації. </text:p>
                    </text:list-item>
                    <text:list-item>
                      <text:p text:style-name="P14">Технічні канали витоку інформації. </text:p>
                    </text:list-item>
                    <text:list-item>
                      <text:p text:style-name="P14">Закладні пристрої. </text:p>
                    </text:list-item>
                    <text:list-item>
                      <text:p text:style-name="P14">Методи захисту мовної інформації в приміщенні.</text:p>
                    </text:list-item>
                  </text:list>
                </text:list-item>
                <text:list-item>
                  <text:p text:style-name="P16">Теорія інформації та кодування</text:p>
                  <text:list>
                    <text:list-item>
                      <text:p text:style-name="P14">Інформаційні характеристики дискретних каналів зв`язку. </text:p>
                    </text:list-item>
                  </text:list>
                </text:list-item>
                <text:list-item>
                  <text:p text:style-name="P16">Симетрична криптографія. Асиметричні криптографічні системи та протоколи</text:p>
                  <text:list>
                    <text:list-item>
                      <text:p text:style-name="P15">Основні поняття криптології. Теорія зв’язку в секретних системах Шеннона.</text:p>
                    </text:list-item>
                    <text:list-item>
                      <text:p text:style-name="P15">Сучасні блокові шифратори. </text:p>
                    </text:list-item>
                    <text:list-item>
                      <text:p text:style-name="P15"><text:soft-page-break/>Регістри зсуву з лінійним оберненим зв’язком та їх застосування у криптографії. </text:p>
                    </text:list-item>
                    <text:list-item>
                      <text:p text:style-name="P15">Важкооборотні функції, схема відкритого розповсюдження ключів Діффі- Хеллмана, система шифрування RSA. </text:p>
                    </text:list-item>
                    <text:list-item>
                      <text:p text:style-name="P15">Функції хешування, алгоритми автентифікації та цифрового підпису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07:01</meta:creation-date>
    <dc:date>2015-07-10T22:12:32</dc:date>
    <dc:creator>mark </dc:creator>
    <meta:editing-duration>PT9H15M26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4" meta:paragraph-count="97" meta:word-count="1092" meta:character-count="8771" meta:non-whitespace-character-count="7794"/>
  </office:meta>
</office:document-meta>
</file>